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2.409cm" table:align="left"/>
    </style:style>
    <style:style style:name="Tabla3.A" style:family="table-column">
      <style:table-column-properties style:column-width="4.249cm"/>
    </style:style>
    <style:style style:name="Tabla3.C" style:family="table-column">
      <style:table-column-properties style:column-width="3.91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C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207cm"/>
    </style:style>
    <style:style style:name="Tabla1.B" style:family="table-column">
      <style:table-column-properties style:column-width="4.286cm"/>
    </style:style>
    <style:style style:name="Tabla1.D" style:family="table-column">
      <style:table-column-properties style:column-width="4.313cm"/>
    </style:style>
    <style:style style:name="Tabla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la1.D1" style:family="table-cell">
      <style:table-cell-properties style:vertical-align="middle" style:border-line-width="0.002cm 0.004cm 0.002cm" fo:padding="0.049cm" fo:border="0.2pt double #808080"/>
    </style:style>
    <style:style style:name="Tabla1.A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la1.D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la2" style:family="table">
      <style:table-properties style:width="4.805cm" fo:margin-left="-0.307cm" table:align="left" fo:background-color="#808080">
        <style:background-image/>
      </style:table-properties>
    </style:style>
    <style:style style:name="Tabla2.A" style:family="table-column">
      <style:table-column-properties style:column-width="2.302cm"/>
    </style:style>
    <style:style style:name="Tabla2.B" style:family="table-column">
      <style:table-column-properties style:column-width="2.503cm"/>
    </style:style>
    <style:style style:name="Tabla2.A1" style:family="table-cell">
      <style:table-cell-properties style:vertical-align="middle" fo:padding="0cm" fo:border="none"/>
    </style:style>
    <style:style style:name="Tabla2.3" style:family="table-row">
      <style:table-row-properties style:min-row-height="1.328cm"/>
    </style:style>
    <style:style style:name="P1" style:family="paragraph" style:parent-style-name="Standard">
      <style:text-properties fo:font-size="28pt" style:font-size-asian="28pt" style:font-size-complex="28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Standard">
      <style:text-properties style:font-name="Arial" fo:font-size="12pt" officeooo:rsid="0013af38" officeooo:paragraph-rsid="0013af38" style:font-size-asian="12pt" style:font-size-complex="12pt"/>
    </style:style>
    <style:style style:name="P4" style:family="paragraph" style:parent-style-name="Standard">
      <style:text-properties style:font-name="Arial" fo:font-size="12pt" officeooo:rsid="0013af38" officeooo:paragraph-rsid="00194bc0" style:font-size-asian="12pt" style:font-size-complex="12pt"/>
    </style:style>
    <style:style style:name="P5" style:family="paragraph" style:parent-style-name="Standard">
      <style:text-properties style:font-name="Arial" fo:font-size="12pt" officeooo:paragraph-rsid="0013af38" style:font-size-asian="12pt" style:font-size-complex="12pt"/>
    </style:style>
    <style:style style:name="P6" style:family="paragraph" style:parent-style-name="Standard">
      <style:text-properties style:font-name="Arial" fo:font-size="15pt" style:text-underline-style="solid" style:text-underline-width="auto" style:text-underline-color="font-color" fo:font-weight="bold" officeooo:rsid="0015015d" officeooo:paragraph-rsid="0015015d" style:font-size-asian="15pt" style:font-weight-asian="bold" style:font-size-complex="15pt" style:font-weight-complex="bold"/>
    </style:style>
    <style:style style:name="P7" style:family="paragraph" style:parent-style-name="Heading_20_1">
      <style:text-properties fo:font-size="28pt" style:font-size-asian="28pt" style:font-size-complex="28pt"/>
    </style:style>
    <style:style style:name="P8" style:family="paragraph" style:parent-style-name="Heading_20_1">
      <style:text-properties fo:font-size="28pt" officeooo:paragraph-rsid="0013af38" style:font-size-asian="28pt" style:font-size-complex="28pt"/>
    </style:style>
    <style:style style:name="P9" style:family="paragraph" style:parent-style-name="Heading_20_1">
      <style:text-properties fo:font-size="28pt" officeooo:paragraph-rsid="00194bc0" style:font-size-asian="28pt" style:font-size-complex="28pt"/>
    </style:style>
    <style:style style:name="P10" style:family="paragraph" style:parent-style-name="Heading_20_1">
      <style:text-properties officeooo:paragraph-rsid="00194bc0"/>
    </style:style>
    <style:style style:name="P11" style:family="paragraph" style:parent-style-name="Heading_20_1">
      <style:text-properties style:font-name="Arial" fo:font-size="12pt" fo:font-weight="normal" officeooo:rsid="0013af38" officeooo:paragraph-rsid="00195934" style:font-size-asian="12pt" style:font-weight-asian="normal" style:font-size-complex="12pt" style:font-weight-complex="normal"/>
    </style:style>
    <style:style style:name="P12" style:family="paragraph" style:parent-style-name="Heading_20_1">
      <style:text-properties style:font-name="Arial" fo:font-size="12pt" fo:font-weight="normal" officeooo:rsid="001ac3e5" officeooo:paragraph-rsid="001ac3e5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font-weight="bold"/>
    </style:style>
    <style:style style:name="P14" style:family="paragraph" style:parent-style-name="Table_20_Contents">
      <style:text-properties fo:font-style="italic"/>
    </style:style>
    <style:style style:name="P15" style:family="paragraph" style:parent-style-name="Table_20_Contents">
      <style:text-properties fo:color="#ff0000"/>
    </style:style>
    <style:style style:name="P16" style:family="paragraph" style:parent-style-name="Table_20_Contents">
      <style:text-properties fo:color="#ff0000" officeooo:rsid="001ac3e5" officeooo:paragraph-rsid="001ac3e5"/>
    </style:style>
    <style:style style:name="P17" style:family="paragraph" style:parent-style-name="Table_20_Contents">
      <style:text-properties officeooo:paragraph-rsid="0013af38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28620" officeooo:paragraph-rsid="00128620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c7eed" officeooo:paragraph-rsid="001c7eed" style:font-size-asian="12pt" style:font-size-complex="12pt"/>
    </style:style>
    <style:style style:name="P21" style:family="paragraph" style:parent-style-name="Table_20_Contents">
      <style:text-properties officeooo:rsid="00195934" officeooo:paragraph-rsid="00195934"/>
    </style:style>
    <style:style style:name="P22" style:family="paragraph" style:parent-style-name="Table_20_Contents">
      <style:paragraph-properties fo:text-align="justify" style:justify-single-word="false"/>
      <style:text-properties officeooo:rsid="00195934" officeooo:paragraph-rsid="00195934"/>
    </style:style>
    <style:style style:name="P23" style:family="paragraph" style:parent-style-name="Table_20_Contents">
      <style:text-properties officeooo:rsid="001ac3e5" officeooo:paragraph-rsid="001ac3e5"/>
    </style:style>
    <style:style style:name="P24" style:family="paragraph" style:parent-style-name="Text_20_body">
      <style:text-properties fo:font-size="28pt" style:font-size-asian="28pt" style:font-size-complex="28pt"/>
    </style:style>
    <style:style style:name="P25" style:family="paragraph" style:parent-style-name="Text_20_body">
      <style:text-properties fo:font-size="28pt" officeooo:paragraph-rsid="0013af38" style:font-size-asian="28pt" style:font-size-complex="28pt"/>
    </style:style>
    <style:style style:name="P26" style:family="paragraph" style:parent-style-name="Text_20_body">
      <style:paragraph-properties fo:margin-top="0cm" fo:margin-bottom="0cm" loext:contextual-spacing="false"/>
    </style:style>
    <style:style style:name="P27" style:family="paragraph" style:parent-style-name="Text_20_body">
      <style:paragraph-properties fo:margin-top="0cm" fo:margin-bottom="0cm" loext:contextual-spacing="false"/>
      <style:text-properties fo:font-size="14pt" style:text-underline-style="solid" style:text-underline-width="auto" style:text-underline-color="font-color" fo:font-weight="bold" officeooo:rsid="001c7eed" officeooo:paragraph-rsid="001c7eed" style:font-size-asian="14pt" style:font-weight-asian="bold" style:font-size-complex="14pt" style:font-weight-complex="bold"/>
    </style:style>
    <style:style style:name="P28" style:family="paragraph" style:parent-style-name="Table_20_Heading">
      <style:paragraph-properties fo:text-align="justify" style:justify-single-word="false"/>
    </style:style>
    <style:style style:name="P29" style:family="paragraph" style:parent-style-name="Text_20_body" style:list-style-name="L1">
      <loext:graphic-properties draw:fill="none" draw:fill-color="#ffffff"/>
      <style:paragraph-properties fo:text-align="start" style:justify-single-word="false" fo:orphans="2" fo:background-color="transparent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/>
    </style:style>
    <style:style style:name="P30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loext:contextual-spacing="false" fo:text-align="start" style:justify-single-word="false" fo:orphans="2" fo:text-indent="0cm" style:auto-text-indent="false" fo:background-color="transparent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text-align="start" style:justify-single-word="false" fo:orphans="2" fo:background-color="transparent"/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text-blinking="false"/>
    </style:style>
    <style:style style:name="T1" style:family="text">
      <style:text-properties officeooo:rsid="0018db04"/>
    </style:style>
    <style:style style:name="T2" style:family="text">
      <style:text-properties officeooo:rsid="00194bc0"/>
    </style:style>
    <style:style style:name="T3" style:family="text">
      <style:text-properties officeooo:rsid="00195934"/>
    </style:style>
    <style:style style:name="T4" style:family="text">
      <style:text-properties officeooo:rsid="001ac3e5"/>
    </style:style>
    <style:style style:name="T5" style:family="text">
      <style:text-properties officeooo:rsid="001c7eed"/>
    </style:style>
    <style:style style:name="T6" style:family="text">
      <style:text-properties officeooo:rsid="001e690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JERCICIO XSL</text:p>
      <text:p text:style-name="P6"/>
      <text:p text:style-name="P3">Dado el siguiente XML:</text:p>
      <text:p text:style-name="P5"/>
      <text:p text:style-name="P3">&lt;fichero&gt;</text:p>
      <text:p text:style-name="P3">&lt;cotizacion <text:s/><text:span text:style-name="T1">cnae=”A009”</text:span>&gt;</text:p>
      <text:p text:style-name="P3">&lt;nombre&gt;Autentia&lt;/nombre&gt;</text:p>
      <text:p text:style-name="P3">&lt;mercado&gt;Madrid&lt;/mercado&gt;</text:p>
      <text:p text:style-name="P3">&lt;precio&gt;12&lt;/precio&gt;</text:p>
      <text:p text:style-name="P3">&lt;fecha&gt;</text:p>
      <text:p text:style-name="P3">&lt;dia&gt;24&lt;/dia&gt;</text:p>
      <text:p text:style-name="P3">&lt;mes&gt;04&lt;/mes&gt;</text:p>
      <text:p text:style-name="P3">&lt;anio&gt;2013&lt;/anio&gt;</text:p>
      <text:p text:style-name="P3">&lt;/fecha&gt;</text:p>
      <text:p text:style-name="P3">&lt;/cotizacion&gt;</text:p>
      <text:p text:style-name="P3">&lt;cotizacion <text:span text:style-name="T1">cnae=”C047”</text:span>&gt;</text:p>
      <text:p text:style-name="P3">&lt;nombre&gt;<text:span text:style-name="T2">B</text:span>c<text:span text:style-name="T2">al</text:span>tia&lt;/nombre&gt;</text:p>
      <text:p text:style-name="P3">&lt;mercado&gt;Barcelona&lt;/mercado&gt;</text:p>
      <text:p text:style-name="P3">&lt;precio&gt;21&lt;/precio&gt;</text:p>
      <text:p text:style-name="P3">&lt;fecha&gt;</text:p>
      <text:p text:style-name="P3">&lt;dia&gt;23&lt;/dia&gt;</text:p>
      <text:p text:style-name="P3">&lt;mes&gt;04&lt;/mes&gt;</text:p>
      <text:p text:style-name="P3">&lt;anio&gt;2016&lt;/anio&gt;</text:p>
      <text:p text:style-name="P3">&lt;/fecha&gt;</text:p>
      <text:p text:style-name="P3">&lt;/cotizacion&gt;</text:p>
      <text:p text:style-name="P4">&lt;cotizacion <text:span text:style-name="T1">cnae=”B017”</text:span>&gt;</text:p>
      <text:p text:style-name="P4">&lt;nombre&gt;Ace<text:span text:style-name="T2">lt</text:span>ia&lt;/nombre&gt;</text:p>
      <text:p text:style-name="P4">&lt;mercado&gt;<text:span text:style-name="T3">Vigo</text:span>&lt;/mercado&gt;</text:p>
      <text:p text:style-name="P4">&lt;precio&gt;<text:span text:style-name="T3">17</text:span>&lt;/precio&gt;</text:p>
      <text:p text:style-name="P4">&lt;fecha&gt;</text:p>
      <text:p text:style-name="P4">&lt;dia&gt;2<text:span text:style-name="T3">0</text:span>&lt;/dia&gt;</text:p>
      <text:p text:style-name="P4">&lt;mes&gt;04&lt;/mes&gt;</text:p>
      <text:p text:style-name="P4">&lt;anio&gt;201<text:span text:style-name="T3">7</text:span>&lt;/anio&gt;</text:p>
      <text:p text:style-name="P4">&lt;/fecha&gt;</text:p>
      <text:p text:style-name="P4">&lt;/cotizacion&gt;</text:p>
      <text:p text:style-name="P3"/>
      <text:p text:style-name="P3">&lt;/fichero&gt;</text:p>
      <text:p text:style-name="P2"/>
      <text:p text:style-name="P3"><text:s/>Realiza el correspondiente XSL para que se muestre en el navegador como figura a continuación:</text:p>
      <text:h text:style-name="P7" text:outline-level="1"/>
      <text:p text:style-name="P24"/>
      <text:p text:style-name="P24"/>
      <text:h text:style-name="P7" text:outline-level="1"><text:soft-page-break/>Ejercicio 1</text:h>
      <table:table table:name="Tabla3" table:style-name="Tabla3">
        <table:table-column table:style-name="Tabla3.A" table:number-columns-repeated="2"/>
        <table:table-column table:style-name="Tabla3.C"/>
        <table:table-row>
          <table:table-cell table:style-name="Tabla3.A1" office:value-type="string">
            <text:p text:style-name="P19">Nombre</text:p>
          </table:table-cell>
          <table:table-cell table:style-name="Tabla3.A1" office:value-type="string">
            <text:p text:style-name="P19">Mercado</text:p>
          </table:table-cell>
          <table:table-cell table:style-name="Tabla3.C1" office:value-type="string">
            <text:p text:style-name="P19">Preci<text:span text:style-name="T6">0</text:span></text:p>
          </table:table-cell>
        </table:table-row>
        <table:table-row>
          <table:table-cell table:style-name="Tabla3.A2" office:value-type="string">
            <text:p text:style-name="P20">Aceltia</text:p>
          </table:table-cell>
          <table:table-cell table:style-name="Tabla3.A2" office:value-type="string">
            <text:p text:style-name="P20">Vigo</text:p>
          </table:table-cell>
          <table:table-cell table:style-name="Tabla3.C2" office:value-type="string">
            <text:p text:style-name="P20">17</text:p>
          </table:table-cell>
        </table:table-row>
        <table:table-row>
          <table:table-cell table:style-name="Tabla3.A2" office:value-type="string">
            <text:p text:style-name="Table_20_Contents">Autentia</text:p>
          </table:table-cell>
          <table:table-cell table:style-name="Tabla3.A2" office:value-type="string">
            <text:p text:style-name="Table_20_Contents">Madrid</text:p>
          </table:table-cell>
          <table:table-cell table:style-name="Tabla3.C2" office:value-type="string">
            <text:p text:style-name="Table_20_Contents">12</text:p>
          </table:table-cell>
        </table:table-row>
        <table:table-row>
          <table:table-cell table:style-name="Tabla3.A2" office:value-type="string">
            <text:p text:style-name="P21">Bcaltia</text:p>
          </table:table-cell>
          <table:table-cell table:style-name="Tabla3.A2" office:value-type="string">
            <text:p text:style-name="Table_20_Contents">Barcelona</text:p>
          </table:table-cell>
          <table:table-cell table:style-name="Tabla3.C2" office:value-type="string">
            <text:p text:style-name="Table_20_Contents">21</text:p>
          </table:table-cell>
        </table:table-row>
      </table:table>
      <text:h text:style-name="P11" text:outline-level="1">El precio total es: <text:span text:style-name="T5">50</text:span></text:h>
      <text:h text:style-name="P8" text:outline-level="1"/>
      <text:p text:style-name="P25"/>
      <text:h text:style-name="P8" text:outline-level="1">Ejercicio 2</text:h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P13">Nombre</text:p>
          </table:table-cell>
          <table:table-cell table:style-name="Tabla1.A1" office:value-type="string">
            <text:p text:style-name="P13">Mercado</text:p>
          </table:table-cell>
          <table:table-cell table:style-name="Tabla1.A1" office:value-type="string">
            <text:p text:style-name="P13">Precio</text:p>
          </table:table-cell>
          <table:table-cell table:style-name="Tabla1.D1" office:value-type="string">
            <text:p text:style-name="P13">Fecha</text:p>
          </table:table-cell>
        </table:table-row>
        <table:table-row>
          <table:table-cell table:style-name="Tabla1.A2" office:value-type="string">
            <text:p text:style-name="Table_20_Contents">Autentia</text:p>
          </table:table-cell>
          <table:table-cell table:style-name="Tabla1.A2" office:value-type="string">
            <text:p text:style-name="P14">Madrid</text:p>
          </table:table-cell>
          <table:table-cell table:style-name="Tabla1.A2" office:value-type="string">
            <text:p text:style-name="Table_20_Contents">12</text:p>
          </table:table-cell>
          <table:table-cell table:style-name="Tabla1.D2" office:value-type="string">
            <text:p text:style-name="Table_20_Contents">24/04/2013</text:p>
          </table:table-cell>
        </table:table-row>
        <table:table-row>
          <table:table-cell table:style-name="Tabla1.A2" office:value-type="string">
            <text:p text:style-name="P21">Bcaltia</text:p>
          </table:table-cell>
          <table:table-cell table:style-name="Tabla1.A2" office:value-type="string">
            <text:p text:style-name="P15">Barcelona</text:p>
          </table:table-cell>
          <table:table-cell table:style-name="Tabla1.A2" office:value-type="string">
            <text:p text:style-name="Table_20_Contents">21</text:p>
          </table:table-cell>
          <table:table-cell table:style-name="Tabla1.D2" office:value-type="string">
            <text:p text:style-name="P17">23/04/2016</text:p>
          </table:table-cell>
        </table:table-row>
        <table:table-row>
          <table:table-cell table:style-name="Tabla1.A2" office:value-type="string">
            <text:p text:style-name="P23">Aceltia</text:p>
          </table:table-cell>
          <table:table-cell table:style-name="Tabla1.A2" office:value-type="string">
            <text:p text:style-name="P16">Vigo</text:p>
          </table:table-cell>
          <table:table-cell table:style-name="Tabla1.A2" office:value-type="string">
            <text:p text:style-name="P23">17</text:p>
          </table:table-cell>
          <table:table-cell table:style-name="Tabla1.D2" office:value-type="string">
            <text:p text:style-name="P23">20/04/2017</text:p>
          </table:table-cell>
        </table:table-row>
      </table:table>
      <text:h text:style-name="P12" text:outline-level="1">La media de los precios es = 17</text:h>
      <text:h text:style-name="P10" text:outline-level="1"/>
      <text:h text:style-name="P10" text:outline-level="1">Ejercicio3</text:h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8"/>
            <text:p text:style-name="P28"><text:s text:c="2"/>Nombre</text:p>
            <text:p text:style-name="P28"/>
          </table:table-cell>
          <table:table-cell table:style-name="Tabla2.A1" office:value-type="string">
            <text:p text:style-name="P28"><text:s text:c="6"/>Código</text:p>
          </table:table-cell>
        </table:table-row>
        <table:table-row>
          <table:table-cell table:style-name="Tabla2.A1" office:value-type="string">
            <text:p text:style-name="P18"/>
            <text:p text:style-name="P18"><text:s text:c="3"/>Autentia </text:p>
            <text:p text:style-name="P18"/>
          </table:table-cell>
          <table:table-cell table:style-name="Tabla2.A1" office:value-type="string">
            <text:p text:style-name="P18"><text:s text:c="6"/>A009</text:p>
          </table:table-cell>
        </table:table-row>
        <table:table-row table:style-name="Tabla2.3">
          <table:table-cell table:style-name="Tabla2.A1" office:value-type="string">
            <text:p text:style-name="P22"><text:s text:c="4"/>Bcaltia</text:p>
          </table:table-cell>
          <table:table-cell table:style-name="Tabla2.A1" office:value-type="string">
            <text:p text:style-name="P22"><text:s text:c="6"/>C047</text:p>
          </table:table-cell>
        </table:table-row>
        <table:table-row table:style-name="Tabla2.3">
          <table:table-cell table:style-name="Tabla2.A1" office:value-type="string">
            <text:p text:style-name="P18"><text:s text:c="4"/>Ace<text:span text:style-name="T3">l</text:span>tia <text:s/></text:p>
          </table:table-cell>
          <table:table-cell table:style-name="Tabla2.A1" office:value-type="string">
            <text:p text:style-name="P18"><text:s text:c="6"/>B0<text:span text:style-name="T3">1</text:span>7</text:p>
          </table:table-cell>
        </table:table-row>
      </table:table>
      <text:p text:style-name="Text_20_body"/>
      <text:h text:style-name="Heading_20_1" text:outline-level="1"><text:soft-page-break/></text:h>
      <text:h text:style-name="Heading_20_1" text:outline-level="1">Ejercicio <text:span text:style-name="T2">4</text:span></text:h>
      <text:p text:style-name="Text_20_body"/>
      <text:p text:style-name="P27">LISTADO EMPRESAS</text:p>
      <text:list xml:id="list4558374963870723666" text:style-name="L1">
        <text:list-item>
          <text:p text:style-name="P30"><text:span text:style-name="T4">A</text:span>utentia </text:p>
        </text:list-item>
        <text:list-item>
          <text:p text:style-name="P31">Madrid </text:p>
        </text:list-item>
        <text:list-item>
          <text:p text:style-name="P31">12 </text:p>
        </text:list-item>
        <text:list-item>
          <text:p text:style-name="P31">Fecha </text:p>
          <text:list>
            <text:list-item>
              <text:p text:style-name="P31">24 </text:p>
            </text:list-item>
            <text:list-item>
              <text:p text:style-name="P31">04 </text:p>
            </text:list-item>
            <text:list-item>
              <text:p text:style-name="P31">2013 </text:p>
            </text:list-item>
          </text:list>
        </text:list-item>
        <text:list-item>
          <text:p text:style-name="P31">Bcaltia </text:p>
        </text:list-item>
        <text:list-item>
          <text:p text:style-name="P31">Barcelona </text:p>
        </text:list-item>
        <text:list-item>
          <text:p text:style-name="P31">21 </text:p>
        </text:list-item>
        <text:list-item>
          <text:p text:style-name="P31">Fecha </text:p>
          <text:list>
            <text:list-item>
              <text:p text:style-name="P31">23 </text:p>
            </text:list-item>
            <text:list-item>
              <text:p text:style-name="P31">04 </text:p>
            </text:list-item>
            <text:list-item>
              <text:p text:style-name="P31">2016 </text:p>
            </text:list-item>
          </text:list>
        </text:list-item>
        <text:list-item>
          <text:p text:style-name="P31">Aceltia </text:p>
        </text:list-item>
        <text:list-item>
          <text:p text:style-name="P31">Vigo </text:p>
        </text:list-item>
        <text:list-item>
          <text:p text:style-name="P31">17 </text:p>
        </text:list-item>
        <text:list-item>
          <text:p text:style-name="P31">Fecha </text:p>
          <text:list>
            <text:list-item>
              <text:p text:style-name="P31">20 </text:p>
            </text:list-item>
            <text:list-item>
              <text:p text:style-name="P31">04 </text:p>
            </text:list-item>
            <text:list-item>
              <text:p text:style-name="P29">2017</text:p>
            </text:list-item>
          </text:list>
        </text:list-item>
      </text:list>
      <text:p text:style-name="P26"/>
      <text:p text:style-name="Text_20_body"/>
      <text:p text:style-name="Text_20_body"/>
      <text:h text:style-name="P9" text:outline-level="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23:04:04.624000000</meta:creation-date>
    <dc:date>2018-05-07T18:03:40.838000000</dc:date>
    <meta:editing-duration>PT28M54S</meta:editing-duration>
    <meta:editing-cycles>5</meta:editing-cycles>
    <meta:generator>LibreOffice/5.2.0.4$Windows_X86_64 LibreOffice_project/066b007f5ebcc236395c7d282ba488bca6720265</meta:generator>
    <meta:document-statistic meta:table-count="3" meta:image-count="0" meta:object-count="0" meta:page-count="3" meta:paragraph-count="99" meta:word-count="156" meta:character-count="1133" meta:non-whitespace-character-count="1035"/>
  </office:meta>
</office:document-meta>
</file>